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FileName.creat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FileName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Name.getURIEncoded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FileName.createName( final String absPath ,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FileName.getPath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FileName.getPathQueryEncoded( String char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RLFileName.URLFileName( final String scheme , final String hostName , final int port , final int defaultPort , final String userName , final String password , final String path , final FileType type , final String 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